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Arial" fo:font-size="10pt" officeooo:rsid="0019e38b" officeooo:paragraph-rsid="0019e38b" style:font-size-asian="10pt" style:font-size-complex="10pt"/>
    </style:style>
    <style:style style:name="P2" style:family="paragraph" style:parent-style-name="Standard">
      <style:paragraph-properties fo:line-height="120%"/>
      <style:text-properties style:font-name="Arial" fo:font-size="10pt" officeooo:rsid="002cfd5e" officeooo:paragraph-rsid="002cfd5e" style:font-size-asian="10pt" style:font-size-complex="10pt"/>
    </style:style>
    <style:style style:name="P3" style:family="paragraph" style:parent-style-name="Standard">
      <style:paragraph-properties fo:line-height="120%"/>
      <style:text-properties style:font-name="Arial" fo:font-size="10pt" officeooo:rsid="0025fa33" officeooo:paragraph-rsid="002fa45f" style:font-size-asian="10pt" style:font-size-complex="10pt"/>
    </style:style>
    <style:style style:name="P4" style:family="paragraph" style:parent-style-name="Standard">
      <style:paragraph-properties fo:line-height="120%"/>
      <style:text-properties style:font-name="Arial" fo:font-size="10pt" officeooo:rsid="0025fa33" officeooo:paragraph-rsid="0025fa33" style:font-size-asian="10pt" style:font-size-complex="10pt"/>
    </style:style>
    <style:style style:name="P5" style:family="paragraph" style:parent-style-name="Standard">
      <style:paragraph-properties fo:line-height="120%"/>
      <style:text-properties style:font-name="Arial" fo:font-size="10pt" officeooo:rsid="002706c6" officeooo:paragraph-rsid="002706c6" style:font-size-asian="10pt" style:font-size-complex="10pt"/>
    </style:style>
    <style:style style:name="P6" style:family="paragraph" style:parent-style-name="Standard">
      <style:paragraph-properties fo:line-height="120%"/>
      <style:text-properties style:font-name="Arial" fo:font-size="10pt" officeooo:rsid="00263e0a" officeooo:paragraph-rsid="00263e0a" style:font-size-asian="10pt" style:font-size-complex="10pt"/>
    </style:style>
    <style:style style:name="P7" style:family="paragraph" style:parent-style-name="Standard">
      <style:paragraph-properties fo:line-height="120%"/>
      <style:text-properties style:font-name="Arial" fo:font-size="10pt" officeooo:rsid="00235e5e" officeooo:paragraph-rsid="00235e5e" style:font-size-asian="10pt" style:font-size-complex="10pt"/>
    </style:style>
    <style:style style:name="P8" style:family="paragraph" style:parent-style-name="Standard">
      <style:paragraph-properties fo:line-height="120%"/>
      <style:text-properties style:font-name="Arial" fo:font-size="10pt" officeooo:rsid="002170c8" officeooo:paragraph-rsid="002170c8" style:font-size-asian="10pt" style:font-size-complex="10pt"/>
    </style:style>
    <style:style style:name="P9" style:family="paragraph" style:parent-style-name="Standard">
      <style:paragraph-properties fo:line-height="120%"/>
      <style:text-properties style:font-name="Arial" fo:font-size="10pt" officeooo:rsid="002090ec" officeooo:paragraph-rsid="002090ec" style:font-size-asian="10pt" style:font-size-complex="10pt"/>
    </style:style>
    <style:style style:name="P10" style:family="paragraph" style:parent-style-name="Standard">
      <style:paragraph-properties fo:line-height="120%"/>
      <style:text-properties style:font-name="Arial" fo:font-size="10pt" officeooo:rsid="001e94c0" officeooo:paragraph-rsid="001e94c0" style:font-size-asian="10pt" style:font-size-complex="10pt"/>
    </style:style>
    <style:style style:name="P11" style:family="paragraph" style:parent-style-name="Standard">
      <style:paragraph-properties fo:line-height="120%"/>
      <style:text-properties style:font-name="Arial" fo:font-size="10pt" officeooo:rsid="001ca903" officeooo:paragraph-rsid="001ca903" style:font-size-asian="10pt" style:font-size-complex="10pt"/>
    </style:style>
    <style:style style:name="P12" style:family="paragraph" style:parent-style-name="Standard">
      <style:paragraph-properties fo:line-height="120%"/>
      <style:text-properties style:font-name="Arial" fo:font-size="10pt" officeooo:rsid="001badf6" officeooo:paragraph-rsid="001badf6" style:font-size-asian="10pt" style:font-size-complex="10pt"/>
    </style:style>
    <style:style style:name="P13" style:family="paragraph" style:parent-style-name="Standard">
      <style:paragraph-properties fo:line-height="120%"/>
      <style:text-properties style:font-name="Arial" fo:font-size="10pt" officeooo:rsid="00192c14" officeooo:paragraph-rsid="00192c14" style:font-size-asian="10pt" style:font-size-complex="10pt"/>
    </style:style>
    <style:style style:name="P14" style:family="paragraph" style:parent-style-name="Standard">
      <style:paragraph-properties fo:line-height="120%"/>
      <style:text-properties style:font-name="Arial" fo:font-size="10pt" officeooo:rsid="0030b694" officeooo:paragraph-rsid="0030b694" style:font-size-asian="8.75pt" style:font-size-complex="10pt"/>
    </style:style>
    <style:style style:name="P15" style:family="paragraph" style:parent-style-name="Standard">
      <style:paragraph-properties fo:line-height="100%"/>
      <style:text-properties style:font-name="Arial" fo:font-size="10pt" officeooo:rsid="0029cb07" officeooo:paragraph-rsid="0029cb07" style:font-size-asian="8.75pt" style:font-size-complex="10pt"/>
    </style:style>
    <style:style style:name="P16" style:family="paragraph" style:parent-style-name="Standard">
      <style:paragraph-properties fo:line-height="120%"/>
      <style:text-properties style:font-name="Arial" fo:font-size="14pt" officeooo:rsid="0030b694" officeooo:paragraph-rsid="0030b694" style:font-size-asian="12.25pt" style:font-size-complex="14pt"/>
    </style:style>
    <style:style style:name="P17" style:family="paragraph" style:parent-style-name="Standard">
      <style:paragraph-properties fo:line-height="120%"/>
      <style:text-properties style:font-name="Arial" officeooo:paragraph-rsid="0030b694"/>
    </style:style>
    <style:style style:name="P18" style:family="paragraph" style:parent-style-name="Standard">
      <style:paragraph-properties fo:line-height="120%"/>
      <style:text-properties style:font-name="Arial" fo:font-size="10pt" officeooo:paragraph-rsid="0030da0d" style:font-size-asian="10pt" style:font-size-complex="10pt"/>
    </style:style>
    <style:style style:name="P19" style:family="paragraph" style:parent-style-name="Standard">
      <style:paragraph-properties fo:margin-left="0cm" fo:margin-right="0cm" fo:line-height="100%" fo:text-align="start" style:justify-single-word="false" fo:text-indent="0cm" style:auto-text-indent="false"/>
      <style:text-properties style:font-name="Courier New" fo:font-size="10pt" style:font-size-asian="10pt"/>
    </style:style>
    <style:style style:name="P20" style:family="paragraph" style:parent-style-name="Standard">
      <style:paragraph-properties fo:margin-left="0cm" fo:margin-right="0cm" fo:line-height="100%" fo:text-align="start" style:justify-single-word="false" fo:text-indent="0cm" style:auto-text-indent="false"/>
    </style:style>
    <style:style style:name="P21" style:family="paragraph" style:parent-style-name="Standard" style:master-page-name="">
      <style:paragraph-properties fo:margin-left="0cm" fo:margin-right="-1.101cm" fo:line-height="100%" fo:text-align="start" style:justify-single-word="false" fo:text-indent="0cm" style:auto-text-indent="false" style:page-number="auto"/>
    </style:style>
    <style:style style:name="P22" style:family="paragraph" style:parent-style-name="Text_20_body">
      <style:paragraph-properties fo:line-height="120%"/>
      <style:text-properties style:font-name="Arial" fo:font-size="18pt" officeooo:rsid="002cfd5e" officeooo:paragraph-rsid="002cfd5e" style:font-size-asian="15.75pt" style:font-size-complex="18pt"/>
    </style:style>
    <style:style style:name="P23" style:family="paragraph" style:parent-style-name="Text_20_body">
      <style:paragraph-properties fo:line-height="120%"/>
      <style:text-properties style:font-name="Arial" fo:font-size="10pt" officeooo:rsid="002e6f41" officeooo:paragraph-rsid="002e6f41" style:font-size-asian="8.75pt" style:font-size-complex="10pt"/>
    </style:style>
    <style:style style:name="P24" style:family="paragraph" style:parent-style-name="Text_20_body">
      <style:paragraph-properties fo:line-height="120%"/>
      <style:text-properties style:font-name="Arial" fo:font-size="10pt" officeooo:rsid="002b1057" officeooo:paragraph-rsid="002b1057" style:font-size-asian="8.75pt" style:font-size-complex="10pt"/>
    </style:style>
    <style:style style:name="P25" style:family="paragraph" style:parent-style-name="Text_20_body">
      <style:paragraph-properties fo:line-height="120%"/>
      <style:text-properties style:font-name="Arial" fo:font-size="10pt" officeooo:rsid="0029cb07" officeooo:paragraph-rsid="0029cb07" style:font-size-asian="8.75pt" style:font-size-complex="10pt"/>
    </style:style>
    <style:style style:name="P26" style:family="paragraph" style:parent-style-name="Text_20_body">
      <style:paragraph-properties fo:line-height="120%"/>
      <style:text-properties style:font-name="Arial" fo:font-size="10pt" officeooo:rsid="0028a6ec" officeooo:paragraph-rsid="0028a6ec" style:font-size-asian="8.75pt" style:font-size-complex="10pt"/>
    </style:style>
    <style:style style:name="P27" style:family="paragraph" style:parent-style-name="Text_20_body">
      <style:paragraph-properties fo:line-height="120%"/>
      <style:text-properties style:font-name="Arial" fo:font-size="10pt" officeooo:rsid="002801aa" officeooo:paragraph-rsid="002801aa" style:font-size-asian="10pt" style:font-size-complex="10pt"/>
    </style:style>
    <style:style style:name="P28" style:family="paragraph" style:parent-style-name="Text_20_body">
      <style:paragraph-properties fo:line-height="120%"/>
      <style:text-properties style:font-name="Arial" fo:font-size="14pt" officeooo:rsid="002cfd5e" officeooo:paragraph-rsid="002cfd5e" style:font-size-asian="12.25pt" style:font-size-complex="14pt"/>
    </style:style>
    <style:style style:name="P29" style:family="paragraph" style:parent-style-name="Text_20_body">
      <style:paragraph-properties fo:line-height="120%"/>
      <style:text-properties style:font-name="Arial" fo:font-size="14pt" officeooo:rsid="0028a6ec" officeooo:paragraph-rsid="0028a6ec" style:font-size-asian="12.25pt" style:font-size-complex="14pt"/>
    </style:style>
    <style:style style:name="P30" style:family="paragraph" style:parent-style-name="Text_20_body">
      <style:paragraph-properties fo:line-height="120%" fo:break-before="page"/>
      <style:text-properties style:font-name="Arial" fo:font-size="18pt" officeooo:rsid="002cfd5e" officeooo:paragraph-rsid="002cfd5e" style:font-size-asian="15.75pt" style:font-size-complex="18pt"/>
    </style:style>
    <style:style style:name="P31" style:family="paragraph" style:parent-style-name="Text_20_body">
      <style:paragraph-properties fo:line-height="120%" fo:break-before="page"/>
      <style:text-properties style:font-name="Arial" fo:font-size="18pt" style:font-size-asian="18pt" style:font-size-complex="18pt"/>
    </style:style>
    <style:style style:name="T1" style:family="text">
      <style:text-properties officeooo:rsid="00192c14"/>
    </style:style>
    <style:style style:name="T2" style:family="text">
      <style:text-properties officeooo:rsid="001dd1f8"/>
    </style:style>
    <style:style style:name="T3" style:family="text">
      <style:text-properties officeooo:rsid="00249ef2"/>
    </style:style>
    <style:style style:name="T4" style:family="text">
      <style:text-properties officeooo:rsid="002b1057"/>
    </style:style>
    <style:style style:name="T5" style:family="text">
      <style:text-properties fo:color="#000000" style:font-name="Courier New" fo:font-size="10pt" style:font-size-asian="10pt"/>
    </style:style>
    <style:style style:name="T6" style:family="text">
      <style:text-properties fo:color="#000000" style:font-name="Courier New" fo:font-size="10pt" fo:font-style="italic" style:font-size-asian="10pt" style:font-style-asian="italic"/>
    </style:style>
    <style:style style:name="T7" style:family="text">
      <style:text-properties fo:color="#000000" style:font-name="Courier New" style:font-size-asian="10pt"/>
    </style:style>
    <style:style style:name="T8" style:family="text">
      <style:text-properties fo:color="#6a3e3e" style:font-name="Courier New" fo:font-size="10pt" style:font-size-asian="10pt"/>
    </style:style>
    <style:style style:name="T9" style:family="text">
      <style:text-properties fo:color="#6a3e3e" style:font-name="Courier New" style:font-size-asian="10pt"/>
    </style:style>
    <style:style style:name="T10" style:family="text">
      <style:text-properties fo:color="#2a00ff" style:font-name="Courier New" style:font-size-asian="10pt"/>
    </style:style>
    <style:style style:name="T11" style:family="text">
      <style:text-properties fo:color="#7f0055" style:font-name="Courier New" fo:font-size="10pt" fo:font-weight="bold" style:font-size-asian="10pt" style:font-weight-asian="bold"/>
    </style:style>
    <style:style style:name="T12" style:family="text">
      <style:text-properties officeooo:rsid="002ea71e"/>
    </style:style>
    <style:style style:name="T13" style:family="text">
      <style:text-properties fo:font-size="10pt" officeooo:rsid="0030b694" style:font-size-asian="10pt" style:font-size-complex="10pt"/>
    </style:style>
    <style:style style:name="T14" style:family="text">
      <style:text-properties officeooo:rsid="0030da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QL injection: Det mest åpenbare. Hvis brukerkontoen admin eksisterer, skriv i brukernavn-feltet:</text:p>
      <text:p text:style-name="P13">admin' OR '1'='1</text:p>
      <text:p text:style-name="P13"/>
      <text:p text:style-name="P1">URL-felt: URL for søk er</text:p>
      <text:p text:style-name="P1">http://localhost:8080/Obl2TheApplication/dosearch?user=&lt;brukernavn&gt;&amp;searchkey=&lt;søk&gt;</text:p>
      <text:p text:style-name="P1">Det er ingen sjekk på at oppgitt brukernavn er det brukeren er logget inn som, og søket registreres på brukernavnet i URLen.</text:p>
      <text:p text:style-name="P1"/>
      <text:p text:style-name="P12">Utlogging: Brukeren blir ikke logget ut.</text:p>
      <text:p text:style-name="P12"/>
      <text:p text:style-name="P11">Cookie: Rot-URLen til ordbokfilene lagres i en cookie. <text:span text:style-name="T2">Denne URLen leses og kontaktes av serveren, og kan derfor brukes til å utføre et DDOS-angrep med serveren som en bot i et botnett.</text:span></text:p>
      <text:p text:style-name="P11"/>
      <text:p text:style-name="P10">GET-parametre: Søkeparametre sendes i URLen, inkludert brukernavnet (se over). Utover feilen med at brukernavnet kan redigeres, er ikke noe av dette sensitiv informasjon, så dette er ikke nødvendigvis feil.</text:p>
      <text:p text:style-name="P10"/>
      <text:p text:style-name="P9">HTTPS: Brukes ikke.</text:p>
      <text:p text:style-name="P9"/>
      <text:p text:style-name="P8">Kryptering: Passord hashes med MD5, som er en brutt algoritme.</text:p>
      <text:p text:style-name="P8"/>
      <text:p text:style-name="P7"><text:span text:style-name="T3">Registrering</text:span>: Registrering av bruker krever ikke <text:span text:style-name="T3">at noen av feltene er fylt inn, inkludert brukernavn. Hvis et eksisterende brukernavn blir brukt, blir en logget inn som denne brukeren.</text:span></text:p>
      <text:p text:style-name="P7"/>
      <text:p text:style-name="P4">XSS: Et fremmed Javascript kan inkluderes ved å bruke som søketerm. Eksempel:</text:p>
      <text:p text:style-name="P4">&lt;script src="//pepperkake.net/h/s.js"&gt;&lt;/script&gt;</text:p>
      <text:p text:style-name="P4"/>
      <text:p text:style-name="P6">Databasestruktur: Ingen feilmeldinger gir informasjon om strukturen til databasen.</text:p>
      <text:p text:style-name="P6"/>
      <text:p text:style-name="P5">CSRF: Ingen kontroll på at brukeren mente å sende data.</text:p>
      <text:p text:style-name="P5"/>
      <text:p text:style-name="P2">Passord: Lagres hashet med MD5</text:p>
      <text:p text:style-name="P31">SQL Injection</text:p>
      <text:p text:style-name="P29">Detaljer</text:p>
      <text:p text:style-name="P27">Database-uttrykk som kjøres fra applikasjonen bygges ved å konkatenere verdiene brukeren setter inn i inputfeltet inn i et grunnuttrykk, og ingen kontroll gjøres for å sikre at dette ikke har uønskede virkninger på spørringen. Passordfelt hashes me MD5 (mer om dette under), men alle andre inputfelt kan brukes til å påvirke SQL-spørringer etter ønske. For eksempel kan følgende skrives inn i brukernavn-feltet for å logge inn som brukeren admin:</text:p>
      <text:p text:style-name="P27"><text:tab/><text:span text:style-name="T1">admin' OR '1'='1</text:span></text:p>
      <text:p text:style-name="P27"/>
      <text:p text:style-name="P29">Konsekvenser</text:p>
      <text:p text:style-name="P26">Personer som har kjennskap til denne svakheten i systemet kan bruke linjen over til å logge inn som en vilkårlig (eksisterende) bruker uten å kjenne passordet. Dette gir dem tilgang til å utføre ordsøk under dette brukernavnet.</text:p>
      <text:p text:style-name="P26"/>
      <text:p text:style-name="P29">Løsningsforslag</text:p>
      <text:p text:style-name="P25">Bruk prepared statements. <text:span text:style-name="T4">For eksempel, i AppUserDAO for innlogging:</text:span></text:p>
      <text:p text:style-name="P15"><text:span text:style-name="T7"><text:s text:c="4"/>String </text:span><text:span text:style-name="T9">stmt</text:span><text:span text:style-name="T7"> = </text:span><text:span text:style-name="T10">"SELECT * FROM SecOblig.AppUser WHERE username=? AND passhash=?"</text:span><text:span text:style-name="T7">;</text:span></text:p>
      <text:p text:style-name="P19"/>
      <text:p text:style-name="P20"><text:span text:style-name="T5"><text:s text:c="4"/>AppUser </text:span><text:span text:style-name="T8">user</text:span><text:span text:style-name="T5"> = </text:span><text:span text:style-name="T11">null</text:span><text:span text:style-name="T5">;</text:span></text:p>
      <text:p text:style-name="P19"/>
      <text:p text:style-name="P20"><text:span text:style-name="T5"><text:s text:c="4"/>Connection </text:span><text:span text:style-name="T8">c</text:span><text:span text:style-name="T5"> = </text:span><text:span text:style-name="T11">null</text:span><text:span text:style-name="T5">;</text:span></text:p>
      <text:p text:style-name="P20"><text:span text:style-name="T5"><text:s text:c="4"/>PreparedStatement </text:span><text:span text:style-name="T8">s</text:span><text:span text:style-name="T5"> = </text:span><text:span text:style-name="T11">null</text:span><text:span text:style-name="T5">;</text:span></text:p>
      <text:p text:style-name="P20"><text:span text:style-name="T5"><text:s text:c="4"/>ResultSet </text:span><text:span text:style-name="T8">r</text:span><text:span text:style-name="T5"> = </text:span><text:span text:style-name="T11">null</text:span><text:span text:style-name="T5">;</text:span></text:p>
      <text:p text:style-name="P19"/>
      <text:p text:style-name="P21"><text:span text:style-name="T5"><text:s text:c="4"/></text:span><text:span text:style-name="T11">try</text:span><text:span text:style-name="T5"> { <text:s text:c="7"/></text:span></text:p>
      <text:p text:style-name="P20"><text:span text:style-name="T5"><text:s text:c="6"/></text:span><text:span text:style-name="T8">c</text:span><text:span text:style-name="T5"> = DatabaseHelper.</text:span><text:span text:style-name="T6">getConnection</text:span><text:span text:style-name="T5">();</text:span></text:p>
      <text:p text:style-name="P20"><text:span text:style-name="T5"><text:s text:c="6"/></text:span><text:span text:style-name="T8">s</text:span><text:span text:style-name="T5"> = </text:span><text:span text:style-name="T8">c</text:span><text:span text:style-name="T5">.prepareStatement(</text:span><text:span text:style-name="T8">stmt</text:span><text:span text:style-name="T5">);</text:span></text:p>
      <text:p text:style-name="P20"><text:span text:style-name="T5"><text:s text:c="6"/></text:span><text:span text:style-name="T8">s</text:span><text:span text:style-name="T5">.setString(1, </text:span><text:span text:style-name="T8">username</text:span><text:span text:style-name="T5">);</text:span></text:p>
      <text:p text:style-name="P20"><text:span text:style-name="T5"><text:s text:c="6"/></text:span><text:span text:style-name="T8">s</text:span><text:span text:style-name="T5">.setString(2, </text:span><text:span text:style-name="T8">hashedPassword</text:span><text:span text:style-name="T5">);</text:span></text:p>
      <text:p text:style-name="P20"><text:span text:style-name="T5"><text:s text:c="6"/></text:span><text:span text:style-name="T8">r</text:span><text:span text:style-name="T5"> = </text:span><text:span text:style-name="T8">s</text:span><text:span text:style-name="T5">.executeQuery();</text:span></text:p>
      <text:p text:style-name="P24">Ved bruk av prepared statements, vil argumenter som blir gitt til uttrykket alltid behandles som data, og aldri som en del av syntaksen til uttrykket.</text:p>
      <text:p text:style-name="P22"/>
      <text:p text:style-name="P30">XSS-angrep</text:p>
      <text:p text:style-name="P28">Detaljer</text:p>
      <text:p text:style-name="P23">Applikasjonen utfører ingen kontroll på innsendt data fra søkesiden. <text:span text:style-name="T12">Det som skrives i søkefeltet, blir sendt inn og lagret, og vist til brukere i søkeloggen akkurat slik som det ble sendt inn. Dessuten tar applikasjonen inn et brukernavn fra URL her, og lagrer søket til den brukeren. Ingen kontroll utføres for å sikre at dette er samme bruker som er innlogget. For eksempel, hvis følgende «nøkkelord» blir brukt for å søke, vil dette scriptet bli inkludert for alle som besøker søkesiden frem til 5 nye søk har blitt gjort:</text:span></text:p>
      <text:p text:style-name="P3"><text:tab/>&lt;script src="//pepperkake.net/h/s.js"&gt;&lt;/script&gt;</text:p>
      <text:p text:style-name="P3"/>
      <text:p text:style-name="P17"><text:span text:style-name="T13">Databasen har en begrensning på 50 tegn for nøkkelord, men denne script-tag'en er kortere enn dette.</text:span></text:p>
      <text:p text:style-name="P17"><text:span text:style-name="T13"/></text:p>
      <text:p text:style-name="P16">Konsekvenser</text:p>
      <text:p text:style-name="P14"/>
      <text:p text:style-name="P18">Scriptet i eksempelet over er ikke fiendtlig i ordets egentlige forstand, men gjør det klart for brukeren at siden har blitt angrepet – ved å vise en alert-melding. Virkelige fiendtlige script kan være i stand til å hindre brukere i å faktisk gjøre videre søk, for eksempel ved at nøkkelordet ender med å starte en HTML-kommentar, eller ved å hemmelig videresende søk til en annen server. <text:span text:style-name="T14">Videre er det mulig å målrette slike angrep mot en spesifikk bruker: Hvis en URL sendes inn med et slikt nøkkelord og denne brukerens brukernavn, vil brukeren få dette scriptet opp hver gang denne går til sin søkelogg, uansett hvor mange videre søk som fore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02cm" fo:margin-right="0.6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42:41.499000000</meta:creation-date>
    <meta:generator>LibreOffice/4.3.5.2$Windows_x86 LibreOffice_project/3a87456aaa6a95c63eea1c1b3201acedf0751bd5</meta:generator>
    <dc:date>2016-11-04T16:00:35.859000000</dc:date>
    <meta:editing-duration>PT3H7M30S</meta:editing-duration>
    <meta:editing-cycles>24</meta:editing-cycles>
    <meta:document-statistic meta:table-count="0" meta:image-count="0" meta:object-count="0" meta:page-count="3" meta:paragraph-count="43" meta:word-count="599" meta:character-count="4015" meta:non-whitespace-character-count="3394"/>
  </office:meta>
</office:document-meta>
</file>